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5ce" officeooo:paragraph-rsid="001be5ce"/>
    </style:style>
    <style:style style:name="P2" style:family="paragraph" style:parent-style-name="Standard">
      <style:text-properties fo:font-style="italic" officeooo:rsid="001be5ce" officeooo:paragraph-rsid="001be5ce" style:font-style-asian="italic" style:font-style-complex="italic"/>
    </style:style>
    <style:style style:name="P3" style:family="paragraph" style:parent-style-name="Standard">
      <style:text-properties fo:font-style="italic" officeooo:rsid="001df829" officeooo:paragraph-rsid="001df829" style:font-style-asian="italic" style:font-style-complex="italic"/>
    </style:style>
    <style:style style:name="P4" style:family="paragraph" style:parent-style-name="Standard">
      <style:text-properties fo:font-weight="bold" officeooo:rsid="001be5ce" officeooo:paragraph-rsid="001be5ce" style:font-weight-asian="bold" style:font-weight-complex="bold"/>
    </style:style>
    <style:style style:name="P5" style:family="paragraph" style:parent-style-name="Standard">
      <style:text-properties officeooo:rsid="001c6628" officeooo:paragraph-rsid="001c6628"/>
    </style:style>
    <style:style style:name="P6" style:family="paragraph" style:parent-style-name="Standard">
      <style:text-properties officeooo:rsid="001df829" officeooo:paragraph-rsid="001df829"/>
    </style:style>
    <style:style style:name="P7" style:family="paragraph" style:parent-style-name="Standard">
      <style:text-properties officeooo:rsid="001fe3d9" officeooo:paragraph-rsid="001fe3d9"/>
    </style:style>
    <style:style style:name="P8" style:family="paragraph" style:parent-style-name="Standard">
      <style:text-properties officeooo:rsid="0020ba42" officeooo:paragraph-rsid="0020ba42"/>
    </style:style>
    <style:style style:name="P9" style:family="paragraph" style:parent-style-name="Standard">
      <style:text-properties officeooo:rsid="0021dee7" officeooo:paragraph-rsid="0021dee7"/>
    </style:style>
    <style:style style:name="T1" style:family="text">
      <style:text-properties officeooo:rsid="001c66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v_</text:span>Diary – Pygrdt</text:p>
      <text:p text:style-name="P1"/>
      <text:p text:style-name="P5">The purpose of this document is to serve as a reminder of different steps I took during the development of this application.</text:p>
      <text:p text:style-name="P5"/>
      <text:p text:style-name="P8">Guides</text:p>
      <text:p text:style-name="P8"><text:a xlink:type="simple" xlink:href="http://rogerdudler.github.io/git-guide/" text:style-name="Internet_20_link" text:visited-style-name="Visited_20_Internet_20_Link">http://rogerdudler.github.io/git-guide/</text:a></text:p>
      <text:p text:style-name="P8"/>
      <text:p text:style-name="P1"/>
      <text:p text:style-name="P4">06/17</text:p>
      <text:p text:style-name="P1"/>
      <text:p text:style-name="P2">Git – Hooking up origin to trentsteel github repository</text:p>
      <text:p text:style-name="P1"><text:a xlink:type="simple" xlink:href="https://help.github.com/articles/adding-an-existing-project-to-github-using-the-command-line/" text:style-name="Internet_20_link" text:visited-style-name="Visited_20_Internet_20_Link">https://help.github.com/articles/adding-an-existing-project-to-github-using-the-command-line/</text:a></text:p>
      <text:p text:style-name="P1"/>
      <text:p text:style-name="P3">Git – Fixing initial commit of project</text:p>
      <text:p text:style-name="P6"><text:a xlink:type="simple" xlink:href="https://stackoverflow.com/a/40711218" text:style-name="Internet_20_link" text:visited-style-name="Visited_20_Internet_20_Link">https://stackoverflow.com/a/40711218</text:a></text:p>
      <text:p text:style-name="P6"/>
      <text:p text:style-name="P7">Git – Where should .gitignore go</text:p>
      <text:p text:style-name="P7"><text:a xlink:type="simple" xlink:href="https://stackoverflow.com/questions/5698148/where-does-the-gitignore-file-belong" text:style-name="Internet_20_link" text:visited-style-name="Visited_20_Internet_20_Link">https://stackoverflow.com/questions/5698148/where-does-the-gitignore-file-belong</text:a></text:p>
      <text:p text:style-name="P7"/>
      <text:p text:style-name="P9">Git – Deleting files using git</text:p>
      <text:p text:style-name="P9"><text:a xlink:type="simple" xlink:href="https://stackoverflow.com/questions/2047465/how-can-i-delete-a-file-from-git-repo" text:style-name="Internet_20_link" text:visited-style-name="Visited_20_Internet_20_Link">https://stackoverflow.com/questions/2047465/how-can-i-delete-a-file-from-git-repo</text:a>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2:59:09.616069281</meta:creation-date>
    <dc:date>2017-06-10T13:13:42.478588444</dc:date>
    <meta:editing-duration>PT14M31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55" meta:character-count="637" meta:non-whitespace-character-count="590"/>
  </office:meta>
</office:document-meta>
</file>